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069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1.702cm" fo:break-before="auto" style:use-optimal-row-height="true"/>
    </style:style>
    <style:style style:name="ro12" style:family="table-row">
      <style:table-row-properties style:row-height="2.0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11_12-56-1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04943 E-139-34-48.995361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11_14-28-33_000.jpg</text:p>
          </table:table-cell>
          <table:table-cell table:style-name="ce22" office:value-type="string">
            <text:p>:m RES 1*1 / free# JVEMV6 37#17.20_1 / 37. miscs of miscs / 17. natural-history / id=20:オリーブオイル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5" table:formula="of:=IF([.E3]=&quot;&quot;;[.C3];CONCATENATE([.C3];&quot; / &quot;;[.E3]))" office:value-type="string" office:string-value=":m RES 1*1 / free# JVEMV6 37#17.20_1 / 37. miscs of miscs / 17. natural-history / id=20:オリーブオイル">
            <text:p>:m RES 1*1 / free# JVEMV6 37#17.20_1 / 37. miscs of miscs / 17. natural-history / id=20:オリーブオイ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11_15-37-01_000.jpg</text:p>
          </table:table-cell>
          <table:table-cell table:style-name="ce22" office:value-type="string">
            <text:p>:m 1-2*2 RES / free:JVEMV6 37#26 / res-id=W920 / theme=mathematics / session-6 / w:群演算；巡回置換；互換；偶奇性；偶置換；ｎ次交代群；正規部分群；交代群；隣接互換 / N+</text:p>
          </table:table-cell>
          <table:table-cell table:style-name="ce3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4]=&quot;&quot;;[.C4];CONCATENATE([.C4];&quot; / &quot;;[.E4]))" office:value-type="string" office:string-value=":m 1-2*2 RES / free:JVEMV6 37#26 / res-id=W920 / theme=mathematics / session-6 / w:群演算；巡回置換；互換；偶奇性；偶置換；ｎ次交代群；正規部分群；交代群；隣接互換 / N+">
            <text:p>:m 1-2*2 RES / free:JVEMV6 37#26 / res-id=W920 / theme=mathematics / session-6 / w:群演算；巡回置換；互換；偶奇性；偶置換；ｎ次交代群；正規部分群；交代群；隣接互換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1_18-07-04_000.jpg</text:p>
          </table:table-cell>
          <table:table-cell table:style-name="ce22" office:value-type="string">
            <text:p>:m 1*1 RES / free:JVEMV6 37#26 / res-id=W920 / theme=mathematics / session-7 / w:ｎ次置換 / N+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5]=&quot;&quot;;[.C5];CONCATENATE([.C5];&quot; / &quot;;[.E5]))" office:value-type="string" office:string-value=":m 1*1 RES / free:JVEMV6 37#26 / res-id=W920 / theme=mathematics / session-7 / w:ｎ次置換 / N+">
            <text:p>:m 1*1 RES / free:JVEMV6 37#26 / res-id=W920 / theme=mathematics / session-7 / w:ｎ次置換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1_20-49-28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340148 E-139-34-49.489746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1_22-13-19_000.jpg</text:p>
          </table:table-cell>
          <table:table-cell table:style-name="ce8" office:value-type="string">
            <text:p>:PHOTO 記録 / 経過記録；作ったもの / food=焼酎漬け / material=ニンニク；liquor=麦焼酎,time=1009-2051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7]=&quot;&quot;;[.C7];CONCATENATE([.C7];&quot; / &quot;;[.E7]))" office:value-type="string" office:string-value=":PHOTO 記録 / 経過記録；作ったもの / food=焼酎漬け / material=ニンニク；liquor=麦焼酎,time=1009-2051">
            <text:p>:PHOTO 記録 / 経過記録；作ったもの / food=焼酎漬け / material=ニンニク；liquor=麦焼酎,time=1009-205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1_22-13-33_000.jpg</text:p>
          </table:table-cell>
          <table:table-cell table:style-name="ce8" office:value-type="string">
            <text:p>:PHOTO 記録 / 経過記録；作ったもの / food=焼酎漬け / material=バジル；liquor=麦焼酎,time=1008-2354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バジル；liquor=麦焼酎,time=1008-2354">
            <text:p>:PHOTO 記録 / 経過記録；作ったもの / food=焼酎漬け / material=バジル；liquor=麦焼酎,time=1008-235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11_22-13-57_000.jpg</text:p>
          </table:table-cell>
          <table:table-cell table:style-name="ce8" office:value-type="string">
            <text:p>:PHOTO 記録 / 経過記録；作ったもの / food=焼酎漬け / material=生姜；liquor=麦焼酎,time=1008-2354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9]=&quot;&quot;;[.C9];CONCATENATE([.C9];&quot; / &quot;;[.E9]))" office:value-type="string" office:string-value=":PHOTO 記録 / 経過記録；作ったもの / food=焼酎漬け / material=生姜；liquor=麦焼酎,time=1008-2354">
            <text:p>:PHOTO 記録 / 経過記録；作ったもの / food=焼酎漬け / material=生姜；liquor=麦焼酎,time=1008-235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11_22-14-25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12_04-07-25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22546 E-139-34-49.160156</text:p>
          </table:table-cell>
          <table:table-cell table:style-name="ce35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12_05-21-05_000.jpg</text:p>
          </table:table-cell>
          <table:table-cell table:style-name="ce22" office:value-type="string">
            <text:p>:m 東和 PHOTO / 201012m / 吉野町駅 / リルシア吉野町 / １名 / サイタ工業（住協建設） / 出発時間</text:p>
          </table:table-cell>
          <table:table-cell table:style-name="ce17"/>
          <table:table-cell table:style-name="ce4"/>
          <table:table-cell table:style-name="ce4" office:value-type="string">
            <text:p>N-35-35-28.601074 E-139-34-49.874267</text:p>
          </table:table-cell>
          <table:table-cell table:style-name="ce35" table:formula="of:=IF([.E12]=&quot;&quot;;[.C12];CONCATENATE([.C12];&quot; / &quot;;[.E12]))" office:value-type="string" office:string-value=":m 東和 PHOTO / 201012m / 吉野町駅 / リルシア吉野町 / １名 / サイタ工業（住協建設） / 出発時間">
            <text:p>:m 東和 PHOTO / 201012m / 吉野町駅 / リルシア吉野町 / １名 / サイタ工業（住協建設） / 出発時間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12_06-42-56_000.jpg</text:p>
          </table:table-cell>
          <table:table-cell table:style-name="ce8" office:value-type="string">
            <text:p>:PHOTO 記録しておきたいもの / @吉野町駅：駅構内、東和現場への途中 / 「おしらせ」：「帰宅困難者一時滞在施設」 / N-35-26-7.07611 E-139-37-5.22583</text:p>
          </table:table-cell>
          <table:table-cell table:style-name="ce18"/>
          <table:table-cell table:style-name="ce4" table:formula="of:=[.F13]" office:value-type="string" office:string-value="N-35-26-7.07611 E-139-37-5.22583">
            <text:p>N-35-26-7.07611 E-139-37-5.22583</text:p>
          </table:table-cell>
          <table:table-cell table:style-name="ce4" office:value-type="string">
            <text:p>N-35-26-7.07611 E-139-37-5.22583</text:p>
          </table:table-cell>
          <table:table-cell table:style-name="ce35" table:formula="of:=IF([.E13]=&quot;&quot;;[.C13];CONCATENATE([.C13];&quot; / &quot;;[.E13]))" office:value-type="string" office:string-value=":PHOTO 記録しておきたいもの / @吉野町駅：駅構内、東和現場への途中 / 「おしらせ」：「帰宅困難者一時滞在施設」 / N-35-26-7.07611 E-139-37-5.22583 / N-35-26-7.07611 E-139-37-5.22583">
            <text:p>:PHOTO 記録しておきたいもの / @吉野町駅：駅構内、東和現場への途中 / 「おしらせ」：「帰宅困難者一時滞在施設」 / N-35-26-7.07611 E-139-37-5.22583 / N-35-26-7.07611 E-139-37-5.22583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12_06-54-46_000.jpg</text:p>
          </table:table-cell>
          <table:table-cell table:style-name="ce22" office:value-type="string">
            <text:p>:m 東和 PHOTO / 201012m / 吉野町駅 / リルシア吉野町 / １名 / サイタ工業（住協建設） / 現場状況 / N-35-26-18.158569 E-139-37-1.105957</text:p>
          </table:table-cell>
          <table:table-cell table:style-name="ce19"/>
          <table:table-cell table:style-name="ce4" table:formula="of:=[.F14]" office:value-type="string" office:string-value="N-35-26-18.158569 E-139-37-1.105957">
            <text:p>N-35-26-18.158569 E-139-37-1.105957</text:p>
          </table:table-cell>
          <table:table-cell table:style-name="ce4" office:value-type="string">
            <text:p>N-35-26-18.158569 E-139-37-1.105957</text:p>
          </table:table-cell>
          <table:table-cell table:style-name="ce35" table:formula="of:=IF([.E14]=&quot;&quot;;[.C14];CONCATENATE([.C14];&quot; / &quot;;[.E14]))" office:value-type="string" office:string-value=":m 東和 PHOTO / 201012m / 吉野町駅 / リルシア吉野町 / １名 / サイタ工業（住協建設） / 現場状況 / N-35-26-18.158569 E-139-37-1.105957 / N-35-26-18.158569 E-139-37-1.105957">
            <text:p>:m 東和 PHOTO / 201012m / 吉野町駅 / リルシア吉野町 / １名 / サイタ工業（住協建設） / 現場状況 / N-35-26-18.158569 E-139-37-1.105957 / N-35-26-18.158569 E-139-37-1.10595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12_06-54-57_000.jpg</text:p>
          </table:table-cell>
          <table:table-cell table:style-name="ce22" office:value-type="string">
            <text:p>:m 東和 PHOTO / 201012m / 吉野町駅 / リルシア吉野町 / １名 / サイタ工業（住協建設） / 現場状況 / N-35-26-18.158569 E-139-37-1.105957</text:p>
          </table:table-cell>
          <table:table-cell table:style-name="ce17"/>
          <table:table-cell table:style-name="ce4" table:formula="of:=[.F15]" office:value-type="string" office:string-value="N-35-26-18.158569 E-139-37-1.105957">
            <text:p>N-35-26-18.158569 E-139-37-1.105957</text:p>
          </table:table-cell>
          <table:table-cell table:style-name="ce4" office:value-type="string">
            <text:p>N-35-26-18.158569 E-139-37-1.105957</text:p>
          </table:table-cell>
          <table:table-cell table:style-name="ce35" table:formula="of:=IF([.E15]=&quot;&quot;;[.C15];CONCATENATE([.C15];&quot; / &quot;;[.E15]))" office:value-type="string" office:string-value=":m 東和 PHOTO / 201012m / 吉野町駅 / リルシア吉野町 / １名 / サイタ工業（住協建設） / 現場状況 / N-35-26-18.158569 E-139-37-1.105957 / N-35-26-18.158569 E-139-37-1.105957">
            <text:p>:m 東和 PHOTO / 201012m / 吉野町駅 / リルシア吉野町 / １名 / サイタ工業（住協建設） / 現場状況 / N-35-26-18.158569 E-139-37-1.105957 / N-35-26-18.158569 E-139-37-1.105957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12_06-55-25_000.jpg</text:p>
          </table:table-cell>
          <table:table-cell table:style-name="ce22" office:value-type="string">
            <text:p>:m 東和 PHOTO / 201012m / 吉野町駅 / リルシア吉野町 / １名 / サイタ工業（住協建設） / 現場状況 / N-35-26-18.707885 E-139-37-1.435546</text:p>
          </table:table-cell>
          <table:table-cell table:style-name="ce18"/>
          <table:table-cell table:style-name="ce4" table:formula="of:=[.F16]" office:value-type="string" office:string-value="N-35-26-18.707885 E-139-37-1.435546">
            <text:p>N-35-26-18.707885 E-139-37-1.435546</text:p>
          </table:table-cell>
          <table:table-cell table:style-name="ce4" office:value-type="string">
            <text:p>N-35-26-18.707885 E-139-37-1.435546</text:p>
          </table:table-cell>
          <table:table-cell table:style-name="ce35" table:formula="of:=IF([.E16]=&quot;&quot;;[.C16];CONCATENATE([.C16];&quot; / &quot;;[.E16]))" office:value-type="string" office:string-value=":m 東和 PHOTO / 201012m / 吉野町駅 / リルシア吉野町 / １名 / サイタ工業（住協建設） / 現場状況 / N-35-26-18.707885 E-139-37-1.435546 / N-35-26-18.707885 E-139-37-1.435546">
            <text:p>:m 東和 PHOTO / 201012m / 吉野町駅 / リルシア吉野町 / １名 / サイタ工業（住協建設） / 現場状況 / N-35-26-18.707885 E-139-37-1.435546 / N-35-26-18.707885 E-139-37-1.43554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12_06-55-27_000.jpg</text:p>
          </table:table-cell>
          <table:table-cell table:style-name="ce22" office:value-type="string">
            <text:p>:m 東和 PHOTO / 201012m / 吉野町駅 / リルシア吉野町 / １名 / サイタ工業（住協建設） / 現場状況 / N-35-26-18.707885 E-139-37-1.435546</text:p>
          </table:table-cell>
          <table:table-cell table:style-name="ce19"/>
          <table:table-cell table:style-name="ce4" table:formula="of:=[.F17]" office:value-type="string" office:string-value="N-35-26-18.707885 E-139-37-1.435546">
            <text:p>N-35-26-18.707885 E-139-37-1.435546</text:p>
          </table:table-cell>
          <table:table-cell table:style-name="ce4" office:value-type="string">
            <text:p>N-35-26-18.707885 E-139-37-1.435546</text:p>
          </table:table-cell>
          <table:table-cell table:style-name="ce35" table:formula="of:=IF([.E17]=&quot;&quot;;[.C17];CONCATENATE([.C17];&quot; / &quot;;[.E17]))" office:value-type="string" office:string-value=":m 東和 PHOTO / 201012m / 吉野町駅 / リルシア吉野町 / １名 / サイタ工業（住協建設） / 現場状況 / N-35-26-18.707885 E-139-37-1.435546 / N-35-26-18.707885 E-139-37-1.435546">
            <text:p>:m 東和 PHOTO / 201012m / 吉野町駅 / リルシア吉野町 / １名 / サイタ工業（住協建設） / 現場状況 / N-35-26-18.707885 E-139-37-1.435546 / N-35-26-18.707885 E-139-37-1.43554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12_14-51-16_000.jpg</text:p>
          </table:table-cell>
          <table:table-cell table:style-name="ce22" office:value-type="string">
            <text:p>:PHOTO 記録 / @東和現場、吉野町駅 / 荷物の入れ方 / ボックス：ヘルメット、安全帯、他：ブレード、リール、ジョイント / N-35-26-18.913879 E-139-37-0.831298</text:p>
          </table:table-cell>
          <table:table-cell table:style-name="ce19"/>
          <table:table-cell table:style-name="ce4" table:formula="of:=[.F18]" office:value-type="string" office:string-value="N-35-26-18.913879 E-139-37-0.831298">
            <text:p>N-35-26-18.913879 E-139-37-0.831298</text:p>
          </table:table-cell>
          <table:table-cell table:style-name="ce4" office:value-type="string">
            <text:p>N-35-26-18.913879 E-139-37-0.831298</text:p>
          </table:table-cell>
          <table:table-cell table:style-name="ce35" table:formula="of:=IF([.E18]=&quot;&quot;;[.C18];CONCATENATE([.C18];&quot; / &quot;;[.E18]))" office:value-type="string" office:string-value=":PHOTO 記録 / @東和現場、吉野町駅 / 荷物の入れ方 / ボックス：ヘルメット、安全帯、他：ブレード、リール、ジョイント / N-35-26-18.913879 E-139-37-0.831298 / N-35-26-18.913879 E-139-37-0.831298">
            <text:p>:PHOTO 記録 / @東和現場、吉野町駅 / 荷物の入れ方 / ボックス：ヘルメット、安全帯、他：ブレード、リール、ジョイント / N-35-26-18.913879 E-139-37-0.831298 / N-35-26-18.913879 E-139-37-0.83129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12_14-51-24_000.jpg</text:p>
          </table:table-cell>
          <table:table-cell table:style-name="ce22" office:value-type="string">
            <text:p>:PHOTO 記録 / @東和現場、吉野町駅 / 荷物の入れ方 / ボックス：ヘルメット、安全帯、他：ブレード、リール、ジョイント / N-35-26-18.913879 E-139-37-0.831298</text:p>
          </table:table-cell>
          <table:table-cell table:style-name="ce17"/>
          <table:table-cell table:style-name="ce4" table:formula="of:=[.F19]" office:value-type="string" office:string-value="N-35-26-18.913879 E-139-37-0.831298">
            <text:p>N-35-26-18.913879 E-139-37-0.831298</text:p>
          </table:table-cell>
          <table:table-cell table:style-name="ce4" office:value-type="string">
            <text:p>N-35-26-18.913879 E-139-37-0.831298</text:p>
          </table:table-cell>
          <table:table-cell table:style-name="ce35" table:formula="of:=IF([.E19]=&quot;&quot;;[.C19];CONCATENATE([.C19];&quot; / &quot;;[.E19]))" office:value-type="string" office:string-value=":PHOTO 記録 / @東和現場、吉野町駅 / 荷物の入れ方 / ボックス：ヘルメット、安全帯、他：ブレード、リール、ジョイント / N-35-26-18.913879 E-139-37-0.831298 / N-35-26-18.913879 E-139-37-0.831298">
            <text:p>:PHOTO 記録 / @東和現場、吉野町駅 / 荷物の入れ方 / ボックス：ヘルメット、安全帯、他：ブレード、リール、ジョイント / N-35-26-18.913879 E-139-37-0.831298 / N-35-26-18.913879 E-139-37-0.83129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12_15-15-06_000.jpg</text:p>
          </table:table-cell>
          <table:table-cell table:style-name="ce8" office:value-type="string">
            <text:p>:PHOTO 記録しておきたいもの / @吉野町駅、東和現場への途中 / バス停：様々な椅子 / N-35-26-17.059936 E-139-37-2.369384</text:p>
          </table:table-cell>
          <table:table-cell table:style-name="ce18"/>
          <table:table-cell table:style-name="ce4" table:formula="of:=[.F20]" office:value-type="string" office:string-value="N-35-26-17.059936 E-139-37-2.369384">
            <text:p>N-35-26-17.059936 E-139-37-2.369384</text:p>
          </table:table-cell>
          <table:table-cell table:style-name="ce4" office:value-type="string">
            <text:p>N-35-26-17.059936 E-139-37-2.369384</text:p>
          </table:table-cell>
          <table:table-cell table:style-name="ce35" table:formula="of:=IF([.E20]=&quot;&quot;;[.C20];CONCATENATE([.C20];&quot; / &quot;;[.E20]))" office:value-type="string" office:string-value=":PHOTO 記録しておきたいもの / @吉野町駅、東和現場への途中 / バス停：様々な椅子 / N-35-26-17.059936 E-139-37-2.369384 / N-35-26-17.059936 E-139-37-2.369384">
            <text:p>:PHOTO 記録しておきたいもの / @吉野町駅、東和現場への途中 / バス停：様々な椅子 / N-35-26-17.059936 E-139-37-2.369384 / N-35-26-17.059936 E-139-37-2.36938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12_15-15-10_000.jpg</text:p>
          </table:table-cell>
          <table:table-cell table:style-name="ce8" office:value-type="string">
            <text:p>:PHOTO 記録しておきたいもの / @吉野町駅、東和現場への途中 / バス停：様々な椅子 / N-35-26-17.059936 E-139-37-2.369384</text:p>
          </table:table-cell>
          <table:table-cell table:style-name="ce19"/>
          <table:table-cell table:style-name="ce4" table:formula="of:=[.F21]" office:value-type="string" office:string-value="N-35-26-17.059936 E-139-37-2.369384">
            <text:p>N-35-26-17.059936 E-139-37-2.369384</text:p>
          </table:table-cell>
          <table:table-cell table:style-name="ce4" office:value-type="string">
            <text:p>N-35-26-17.059936 E-139-37-2.369384</text:p>
          </table:table-cell>
          <table:table-cell table:style-name="ce35" table:formula="of:=IF([.E21]=&quot;&quot;;[.C21];CONCATENATE([.C21];&quot; / &quot;;[.E21]))" office:value-type="string" office:string-value=":PHOTO 記録しておきたいもの / @吉野町駅、東和現場への途中 / バス停：様々な椅子 / N-35-26-17.059936 E-139-37-2.369384 / N-35-26-17.059936 E-139-37-2.369384">
            <text:p>:PHOTO 記録しておきたいもの / @吉野町駅、東和現場への途中 / バス停：様々な椅子 / N-35-26-17.059936 E-139-37-2.369384 / N-35-26-17.059936 E-139-37-2.36938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12_15-15-14_000.jpg</text:p>
          </table:table-cell>
          <table:table-cell table:style-name="ce8" office:value-type="string">
            <text:p>:PHOTO 記録しておきたいもの / @吉野町駅、東和現場への途中 / バス停：様々な椅子 / N-35-26-17.059936 E-139-37-2.369384</text:p>
          </table:table-cell>
          <table:table-cell table:style-name="ce19"/>
          <table:table-cell table:style-name="ce4" table:formula="of:=[.F22]" office:value-type="string" office:string-value="N-35-26-17.059936 E-139-37-2.369384">
            <text:p>N-35-26-17.059936 E-139-37-2.369384</text:p>
          </table:table-cell>
          <table:table-cell table:style-name="ce4" office:value-type="string">
            <text:p>N-35-26-17.059936 E-139-37-2.369384</text:p>
          </table:table-cell>
          <table:table-cell table:style-name="ce35" table:formula="of:=IF([.E22]=&quot;&quot;;[.C22];CONCATENATE([.C22];&quot; / &quot;;[.E22]))" office:value-type="string" office:string-value=":PHOTO 記録しておきたいもの / @吉野町駅、東和現場への途中 / バス停：様々な椅子 / N-35-26-17.059936 E-139-37-2.369384 / N-35-26-17.059936 E-139-37-2.369384">
            <text:p>:PHOTO 記録しておきたいもの / @吉野町駅、東和現場への途中 / バス停：様々な椅子 / N-35-26-17.059936 E-139-37-2.369384 / N-35-26-17.059936 E-139-37-2.36938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12_15-15-19_000.jpg</text:p>
          </table:table-cell>
          <table:table-cell table:style-name="ce22" office:value-type="string">
            <text:p>:m 東和 PHOTO / 201012m / 吉野町駅 / リルシア吉野町 / １名 / サイタ工業（住協建設） / 現場状況 / N-35-26-17.059936 E-139-37-2.369384</text:p>
          </table:table-cell>
          <table:table-cell table:style-name="ce16"/>
          <table:table-cell table:style-name="ce4" table:formula="of:=[.F23]" office:value-type="string" office:string-value="N-35-26-17.059936 E-139-37-2.369384">
            <text:p>N-35-26-17.059936 E-139-37-2.369384</text:p>
          </table:table-cell>
          <table:table-cell table:style-name="ce4" office:value-type="string">
            <text:p>N-35-26-17.059936 E-139-37-2.369384</text:p>
          </table:table-cell>
          <table:table-cell table:style-name="ce35" table:formula="of:=IF([.E23]=&quot;&quot;;[.C23];CONCATENATE([.C23];&quot; / &quot;;[.E23]))" office:value-type="string" office:string-value=":m 東和 PHOTO / 201012m / 吉野町駅 / リルシア吉野町 / １名 / サイタ工業（住協建設） / 現場状況 / N-35-26-17.059936 E-139-37-2.369384 / N-35-26-17.059936 E-139-37-2.369384">
            <text:p>:m 東和 PHOTO / 201012m / 吉野町駅 / リルシア吉野町 / １名 / サイタ工業（住協建設） / 現場状況 / N-35-26-17.059936 E-139-37-2.369384 / N-35-26-17.059936 E-139-37-2.36938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12_17-31-39_000.jpg</text:p>
          </table:table-cell>
          <table:table-cell table:style-name="ce22" office:value-type="string">
            <text:p>:m 東和 PHOTO / 201012m / 吉野町駅 / リルシア吉野町 / １名 / サイタ工業（住協建設） / 日報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24]=&quot;&quot;;[.C24];CONCATENATE([.C24];&quot; / &quot;;[.E24]))" office:value-type="string" office:string-value=":m 東和 PHOTO / 201012m / 吉野町駅 / リルシア吉野町 / １名 / サイタ工業（住協建設） / 日報">
            <text:p>:m 東和 PHOTO / 201012m / 吉野町駅 / リルシア吉野町 / １名 / サイタ工業（住協建設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12_17-37-38_000.jpg</text:p>
          </table:table-cell>
          <table:table-cell table:style-name="ce8" office:value-type="string">
            <text:p>:m :i 1-3*3 / math / 行列：行列式と、要素の値との変化の、グラフ / id=45K0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25]=&quot;&quot;;[.C25];CONCATENATE([.C25];&quot; / &quot;;[.E25]))" office:value-type="string" office:string-value=":m :i 1-3*3 / math / 行列：行列式と、要素の値との変化の、グラフ / id=45K0">
            <text:p>:m :i 1-3*3 / math / 行列：行列式と、要素の値との変化の、グラフ / id=45K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12_17-38-42_000.jpg</text:p>
          </table:table-cell>
          <table:table-cell table:style-name="ce18" office:value-type="string">
            <text:p>:m 1-2*2 RES / free:JVEMV6 37#26 / res-id=D7QD / theme=math_symmetry-group / session-1 / topics=組合せ表 / N+ ?+</text:p>
          </table:table-cell>
          <table:table-cell table:style-name="ce18"/>
          <table:table-cell table:style-name="ce4"/>
          <table:table-cell table:style-name="ce4" office:value-type="string">
            <text:p>N-35-35-28.450012 E-139-34-49.324951</text:p>
          </table:table-cell>
          <table:table-cell table:style-name="ce35" table:formula="of:=IF([.E26]=&quot;&quot;;[.C26];CONCATENATE([.C26];&quot; / &quot;;[.E26]))" office:value-type="string" office:string-value=":m 1-2*2 RES / free:JVEMV6 37#26 / res-id=D7QD / theme=math_symmetry-group / session-1 / topics=組合せ表 / N+ ?+">
            <text:p>:m 1-2*2 RES / free:JVEMV6 37#26 / res-id=D7QD / theme=math_symmetry-group / session-1 / topics=組合せ表 / N+ ?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12_18-16-37_000.jpg</text:p>
          </table:table-cell>
          <table:table-cell table:style-name="ce18" office:value-type="string">
            <text:p>:m 1-2*2 RES / free:JVEMV6 37#26 / res-id=D7QD / theme=math_symmetry-group / session-2 / topics=内部自己同型 / N+ ?+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27]=&quot;&quot;;[.C27];CONCATENATE([.C27];&quot; / &quot;;[.E27]))" office:value-type="string" office:string-value=":m 1-2*2 RES / free:JVEMV6 37#26 / res-id=D7QD / theme=math_symmetry-group / session-2 / topics=内部自己同型 / N+ ?+">
            <text:p>:m 1-2*2 RES / free:JVEMV6 37#26 / res-id=D7QD / theme=math_symmetry-group / session-2 / topics=内部自己同型 / N+ ?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12_23-41-56_000.jpg</text:p>
          </table:table-cell>
          <table:table-cell table:style-name="ce8" office:value-type="string">
            <text:p>:PHOTO 記録 / 経過記録；作ったもの / food=焼酎漬け / material=ニンニク；liquor=麦焼酎,time=1009-2051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28]=&quot;&quot;;[.C28];CONCATENATE([.C28];&quot; / &quot;;[.E28]))" office:value-type="string" office:string-value=":PHOTO 記録 / 経過記録；作ったもの / food=焼酎漬け / material=ニンニク；liquor=麦焼酎,time=1009-2051">
            <text:p>:PHOTO 記録 / 経過記録；作ったもの / food=焼酎漬け / material=ニンニク；liquor=麦焼酎,time=1009-205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12_23-42-31_000.jpg</text:p>
          </table:table-cell>
          <table:table-cell table:style-name="ce8" office:value-type="string">
            <text:p>:PHOTO 記録 / 経過記録；作ったもの / food=焼酎漬け / material=バジル；liquor=麦焼酎,time=1008-2354</text:p>
          </table:table-cell>
          <table:table-cell table:style-name="ce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29]=&quot;&quot;;[.C29];CONCATENATE([.C29];&quot; / &quot;;[.E29]))" office:value-type="string" office:string-value=":PHOTO 記録 / 経過記録；作ったもの / food=焼酎漬け / material=バジル；liquor=麦焼酎,time=1008-2354">
            <text:p>:PHOTO 記録 / 経過記録；作ったもの / food=焼酎漬け / material=バジル；liquor=麦焼酎,time=1008-235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0-12_23-42-40_000.jpg</text:p>
          </table:table-cell>
          <table:table-cell table:style-name="ce8" office:value-type="string">
            <text:p>:PHOTO 記録 / 経過記録；作ったもの / food=焼酎漬け / material=生姜；liquor=麦焼酎,time=1008-2354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30]=&quot;&quot;;[.C30];CONCATENATE([.C30];&quot; / &quot;;[.E30]))" office:value-type="string" office:string-value=":PHOTO 記録 / 経過記録；作ったもの / food=焼酎漬け / material=生姜；liquor=麦焼酎,time=1008-2354">
            <text:p>:PHOTO 記録 / 経過記録；作ったもの / food=焼酎漬け / material=生姜；liquor=麦焼酎,time=1008-235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0-12_23-43-33_000.jpg</text:p>
          </table:table-cell>
          <table:table-cell table:style-name="ce8" office:value-type="string">
            <text:p>:PHOTO 記録 / 経過記録；作ったもの / food=焼酎漬け / material=生姜；liquor=麦焼酎,time=1008-2354 / for=スプーンでかき回した</text:p>
          </table:table-cell>
          <table:table-cell table:style-name="ce18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31]=&quot;&quot;;[.C31];CONCATENATE([.C31];&quot; / &quot;;[.E31]))" office:value-type="string" office:string-value=":PHOTO 記録 / 経過記録；作ったもの / food=焼酎漬け / material=生姜；liquor=麦焼酎,time=1008-2354 / for=スプーンでかき回した">
            <text:p>:PHOTO 記録 / 経過記録；作ったもの / food=焼酎漬け / material=生姜；liquor=麦焼酎,time=1008-2354 / for=スプーンでかき回した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0-12_23-59-1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285217 E-139-34-49.599609</text:p>
          </table:table-cell>
          <table:table-cell table:style-name="ce35" table:formula="of:=IF([.E32]=&quot;&quot;;[.C32];CONCATENATE([.C32];&quot; / &quot;;[.E32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0-13_00-02-34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3]=&quot;&quot;;[.C33];CONCATENATE([.C33];&quot; / &quot;;[.E33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0-13_01-05-18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0-13_08-20-38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35]=&quot;&quot;;[.C35];CONCATENATE([.C35];&quot; / &quot;;[.E35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11_17-20-54_000.mid</text:p>
          </table:table-cell>
          <table:table-cell table:style-name="ce8" office:value-type="string">
            <text:p>:in-mid / app=perfect-piano / 演奏、play / id-2020-1011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string" office:string-value=":in-mid / app=perfect-piano / 演奏、play / id-2020-1011-1 / category=melody,inst=~,for=~">
            <text:p>:in-mid / app=perfect-piano / 演奏、play / id-2020-1011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11_17-39-01_000.mp4</text:p>
          </table:table-cell>
          <table:table-cell table:style-name="ce8" office:value-type="string">
            <text:p>:VIDEO / @自宅 / self-defence,護身術 / d-2020-1011-1 / id=5.n / theme=snap-back</text:p>
          </table:table-cell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string" office:string-value=":VIDEO / @自宅 / self-defence,護身術 / d-2020-1011-1 / id=5.n / theme=snap-back">
            <text:p>:VIDEO / @自宅 / self-defence,護身術 / d-2020-1011-1 / id=5.n / theme=snap-back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12_04-13-54_000.mid</text:p>
          </table:table-cell>
          <table:table-cell table:style-name="ce8" office:value-type="string">
            <text:p>:in-mid / app=perfect-piano / 演奏、play / id-2020-1012-1 / category=melody,inst=~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string" office:string-value=":in-mid / app=perfect-piano / 演奏、play / id-2020-1012-1 / category=melody,inst=~,for=~">
            <text:p>:in-mid / app=perfect-piano / 演奏、play / id-2020-1012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12_19-01-16_000.mp4</text:p>
          </table:table-cell>
          <table:table-cell table:style-name="ce8" office:value-type="string">
            <text:p>:VIDEO / @自室 / 記録 / jap.flute / 演奏、play / f-2020-1012-1 / genr=tips:how-to-blow:explained::oct-2</text:p>
          </table:table-cell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string" office:string-value=":VIDEO / @自室 / 記録 / jap.flute / 演奏、play / f-2020-1012-1 / genr=tips:how-to-blow:explained::oct-2">
            <text:p>:VIDEO / @自室 / 記録 / jap.flute / 演奏、play / f-2020-1012-1 / genr=tips:how-to-blow:explained::oct-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12_19-08-40_000.mid</text:p>
          </table:table-cell>
          <table:table-cell table:style-name="ce8" office:value-type="string">
            <text:p>:in-mid / app=perfect-piano / 演奏、play / id-2020-1012-2 / category=melody,inst=~,for=~</text:p>
          </table:table-cell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string" office:string-value=":in-mid / app=perfect-piano / 演奏、play / id-2020-1012-2 / category=melody,inst=~,for=~">
            <text:p>:in-mid / app=perfect-piano / 演奏、play / id-2020-1012-2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4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5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5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5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0-101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0-101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c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0-101X-X / category=melody,inst=piano,fo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0-101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0-101X-XX / loc=XX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2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5" table:number-rows-repeated="2651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5571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2020/10/13</text:date>, <text:time>09:46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3T09:46:08.03</dc:date>
    <dc:creator>iwabuchi ken</dc:creator>
    <meta:editing-duration>P26DT18H25M35S</meta:editing-duration>
    <meta:editing-cycles>10043</meta:editing-cycles>
    <meta:document-statistic meta:table-count="1" meta:cell-count="525" meta:object-count="0"/>
  </office:meta>
</office:document-meta>
</file>